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fo:background-color="#c9daf8" fo:padding="0.0694in" fo:border="1pt solid #000001" style:writing-mode="lr-tb">
        <style:background-image/>
      </style:table-cell-properties>
    </style:style>
    <style:style style:name="Table1.A2" style:family="table-cell">
      <style:table-cell-properties fo:padding="0.0694in" fo:border="1pt solid #000001" style:writing-mode="lr-tb"/>
    </style:style>
    <style:style style:name="Table1.B2" style:family="table-cell">
      <style:table-cell-properties fo:padding="0.0694in" fo:border="1pt solid #000001" style:writing-mode="lr-tb"/>
    </style:style>
    <style:style style:name="Table1.C2" style:family="table-cell">
      <style:table-cell-properties fo:padding="0.0694in" fo:border="1pt solid #000001" style:writing-mode="lr-tb"/>
    </style:style>
    <style:style style:name="Table1.A3" style:family="table-cell">
      <style:table-cell-properties fo:padding="0.0694in" fo:border="1pt solid #000001" style:writing-mode="lr-tb"/>
    </style:style>
    <style:style style:name="Table1.B3" style:family="table-cell">
      <style:table-cell-properties fo:padding="0.0694in" fo:border="1pt solid #000001" style:writing-mode="lr-tb"/>
    </style:style>
    <style:style style:name="Table1.C3"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02020"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text-properties fo:color="#202020" fo:font-size="12pt" style:font-size-asian="12pt" style:font-size-complex="12pt"/>
    </style:style>
    <style:style style:name="P4" style:family="paragraph" style:parent-style-name="Standard">
      <style:paragraph-properties fo:margin-top="0in" fo:margin-bottom="0in" loext:contextual-spacing="false"/>
      <style:text-properties fo:color="#202020" fo:font-size="14pt" fo:font-weight="bold" style:font-size-asian="14pt" style:font-weight-asian="bold" style:font-size-complex="14pt"/>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master-page-name="Standard">
      <style:paragraph-properties fo:margin-top="0in" fo:margin-bottom="0in" loext:contextual-spacing="false" fo:text-align="center" style:justify-single-word="false" style:page-number="1"/>
      <style:text-properties fo:color="#202020" fo:font-size="18pt" fo:font-weight="bold" style:font-size-asian="18pt" style:font-weight-asian="bold" style:font-size-complex="18pt"/>
    </style:style>
    <style:style style:name="P10" style:family="paragraph" style:parent-style-name="Standard" style:list-style-name="WWNum1">
      <style:paragraph-properties fo:margin-left="1in" fo:margin-right="0in" fo:margin-top="0in" fo:margin-bottom="0in" loext:contextual-spacing="true" fo:text-indent="-0.25in" style:auto-text-indent="false"/>
    </style:style>
    <style:style style:name="P11" style:family="paragraph" style:parent-style-name="Standard" style:list-style-name="WWNum5">
      <style:paragraph-properties fo:margin-left="1in" fo:margin-right="0in" fo:margin-top="0in" fo:margin-bottom="0in" loext:contextual-spacing="true" fo:text-indent="-0.25in" style:auto-text-indent="false"/>
    </style:style>
    <style:style style:name="P12" style:family="paragraph" style:parent-style-name="Standard" style:list-style-name="WWNum3">
      <style:paragraph-properties fo:margin-left="1in" fo:margin-right="0in" fo:margin-top="0in" fo:margin-bottom="0in" loext:contextual-spacing="true" fo:text-indent="-0.25in" style:auto-text-indent="false"/>
    </style:style>
    <style:style style:name="P13" style:family="paragraph" style:parent-style-name="Standard" style:list-style-name="WWNum4">
      <style:paragraph-properties fo:margin-left="0.5in" fo:margin-right="0in" fo:margin-top="0in" fo:margin-bottom="0in" loext:contextual-spacing="true" fo:text-indent="-0.25in" style:auto-text-indent="false"/>
    </style:style>
    <style:style style:name="P14" style:family="paragraph" style:parent-style-name="Standard" style:list-style-name="WWNum2">
      <style:paragraph-properties fo:margin-left="0.5in" fo:margin-right="0in" fo:margin-top="0in" fo:margin-bottom="0in" loext:contextual-spacing="true" fo:text-indent="-0.25in" style:auto-text-indent="false"/>
    </style:style>
    <style:style style:name="P15" style:family="paragraph" style:parent-style-name="Standard" style:list-style-name="WWNum3">
      <style:paragraph-properties fo:margin-left="0.5in" fo:margin-right="0in" fo:margin-top="0in" fo:margin-bottom="0in" loext:contextual-spacing="true" fo:text-indent="-0.25in" style:auto-text-indent="false"/>
    </style:style>
    <style:style style:name="T1" style:family="text">
      <style:text-properties fo:color="#202020" fo:font-size="18pt" fo:font-weight="bold" style:font-size-asian="18pt" style:font-weight-asian="bold" style:font-size-complex="18pt"/>
    </style:style>
    <style:style style:name="T2" style:family="text">
      <style:text-properties fo:color="#202020" fo:font-size="14pt" fo:font-weight="bold" style:font-size-asian="14pt" style:font-weight-asian="bold" style:font-size-complex="14pt"/>
    </style:style>
    <style:style style:name="T3" style:family="text">
      <style:text-properties fo:color="#202020" fo:font-size="14pt" style:font-size-asian="14pt" style:font-size-complex="14pt"/>
    </style:style>
    <style:style style:name="T4" style:family="text">
      <style:text-properties fo:color="#202020" fo:font-size="12pt" style:font-size-asian="12pt" style:font-size-complex="12pt"/>
    </style:style>
    <style:style style:name="T5" style:family="text">
      <style:text-properties fo:color="#202020" fo:font-size="12pt" style:text-underline-style="solid" style:text-underline-width="auto" style:text-underline-color="font-color" style:font-size-asian="12pt" style:font-size-complex="12pt"/>
    </style:style>
    <style:style style:name="T6" style:family="text">
      <style:text-properties fo:color="#202020" fo:font-size="12pt" style:text-underline-style="none" style:font-size-asian="12pt" style:font-size-complex="12pt"/>
    </style:style>
    <style:style style:name="T7" style:family="text">
      <style:text-properties fo:color="#202020" fo:font-size="12pt" fo:font-weight="bold" style:font-size-asian="12pt" style:font-weight-asian="bold" style:font-size-complex="12pt"/>
    </style:style>
    <style:style style:name="T8" style:family="text">
      <style:text-properties fo:color="#202020" style:font-name="Courier New" fo:font-size="9pt" style:font-name-asian="Courier New1" style:font-size-asian="9pt" style:font-name-complex="Courier New1" style:font-size-complex="9pt"/>
    </style:style>
    <style:style style:name="T9" style:family="text">
      <style:text-properties fo:color="#202020"/>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style>
    <style:style style:name="T12" style:family="text">
      <style:text-properties style:font-name="Courier New" style:font-name-asian="Courier New1" style:font-name-complex="Courier New1"/>
    </style:style>
    <style:style style:name="T13" style:family="text">
      <style:text-properties fo:font-weight="bold" style:font-weight-asian="bold"/>
    </style:style>
    <style:style style:name="T14" style:family="text">
      <style:text-properties style:text-underline-style="none"/>
    </style:style>
    <style:style style:name="T1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text:span text:style-name="T1">Equipo: ETSIIT++</text:span></text:p>
      <text:p text:style-name="P2"/>
      <text:p text:style-name="P2"/>
      <text:p text:style-name="P2"/>
      <text:p text:style-name="P1"><text:span text:style-name="T2">Análisis exploratorio de los datos y comprensión de negocio. </text:span></text:p>
      <text:p text:style-name="P1"><text:span text:style-name="T2">Manipulación de variables y su argumentación: eliminación, transformación y/o creación de nuevas variables</text:span></text:p>
      <text:p text:style-name="P4"/>
      <text:p text:style-name="P1"><text:span text:style-name="T4">Tenemos un conjunto de clientes, que ha hecho una serie de operaciones para adquirir diferentes productos. En el dataset que nos entregan, figuran cada una de esas operaciones.<text:line-break/><text:line-break/>El problema a resolver sería por tanto, dado un conjunto de operaciones de clientes, adivinar cuál será el próximo producto que contratará. La representación del problema, será la siguiente:</text:span></text:p>
      <text:p text:style-name="P3"/>
      <text:p text:style-name="P1"><text:span text:style-name="T5">Variables independientes:</text:span></text:p>
      <text:list xml:id="list3024976743768350171" text:style-name="WWNum1">
        <text:list-item>
          <text:p text:style-name="P10"><text:span text:style-name="T4">Variables Socio_DemoN [0-5]</text:span></text:p>
        </text:list-item>
        <text:list-item>
          <text:p text:style-name="P10"><text:span text:style-name="T4">94 variables binarias, que indican si el cliente ya tiene un determinado producto o no.</text:span></text:p>
        </text:list-item>
      </text:list>
      <text:p text:style-name="P1"><text:span text:style-name="T5">Variable dependiente:</text:span></text:p>
      <text:list xml:id="list4747632890864839731" text:style-name="WWNum5">
        <text:list-item>
          <text:p text:style-name="P11"><text:span text:style-name="T4">Próximo producto que contratará (categórica)<text:line-break/></text:span></text:p>
        </text:list-item>
      </text:list>
      <text:p text:style-name="P1"><text:span text:style-name="T4">Hemos planteado este problema como un problema de clasificación, multiclase, en la que usaremos como target el próximo producto a comprar por el usuario.</text:span></text:p>
      <text:p text:style-name="P3"/>
      <text:p text:style-name="P1"><text:span text:style-name="T2">Generación de Datasets de Train/Test</text:span></text:p>
      <text:p text:style-name="P1"><text:span text:style-name="T4">Para cada registro de contratación, podemos crear un “caso” de nuestro dataset. La columna “Cod_Prod” pasará a ser el target. Además incorporaremos 94 columnas nuevas, para expresar de forma binaria los productos que el cliente ya tiene. <text:line-break/><text:line-break/>El proceso en python para convertir el dataset de operaciones en el dataset que necesitamos puede encontrarse en preprocessing/preprocessing.py</text:span></text:p>
      <text:p text:style-name="P3"/>
      <text:p text:style-name="P1"><text:span text:style-name="T2">Selección de modelo/s y ajuste de parámetros. Elección de métrica elegida y justificación. Bondad del modelo</text:span><text:span text:style-name="T3">. </text:span><text:span text:style-name="T2">Interpretabilidad del modelo y viabilidad de puesta en producción</text:span><text:span text:style-name="T1"><text:line-break/></text:span></text:p>
      <text:p text:style-name="P1"><text:span text:style-name="T7">Métrica elegida</text:span></text:p>
      <text:p text:style-name="P3"/>
      <text:p text:style-name="P1"><text:span text:style-name="T4">En todos los algoritmos usados tenemos las mismas métricas:</text:span></text:p>
      <text:list xml:id="list4695547159070775905" text:style-name="WWNum4">
        <text:list-item>
          <text:p text:style-name="P13"><text:span text:style-name="T4">Precisión: Para saber qué porcentaje de aciertos tiene nuestro algoritmo sobre el total de los productos predichos.</text:span></text:p>
        </text:list-item>
        <text:list-item>
          <text:p text:style-name="P13"><text:soft-page-break/><text:span text:style-name="T4">Coeficiente Kappa: Mide la concordancia entre valores reales y predichos, ajustada al azar. </text:span></text:p>
        </text:list-item>
      </text:list>
      <text:p text:style-name="P3"/>
      <text:p text:style-name="P1"><text:span text:style-name="T4">Para evaluar los algoritmos y su precisión, se ha hecho una simulación, se han separado, la última operación de cada clientes del resto de operaciones. <text:line-break/></text:span></text:p>
      <text:p text:style-name="P1"><text:span text:style-name="T4">Por tanto, con este set de validación, estaríamos midiendo la precisión de este algoritmo con la última operación de cada cliente, como una aproximación de la precisión que se debería alcanzar en una futura, nueva, operación.</text:span></text:p>
      <text:p text:style-name="P3"/>
      <text:p text:style-name="P1"><text:span text:style-name="T7">Ensemble RandomForest y ExtraTrees</text:span></text:p>
      <text:p text:style-name="P6"/>
      <text:p text:style-name="P1"><text:span text:style-name="T4">Para ambos hemos usado una selección de características basada en entrenar un ExtraTrees con todas las columnas del dataset y quedarnos con las 40 mejores: </text:span></text:p>
      <text:p text:style-name="P3"/>
      <text:p text:style-name="P1"><text:span text:style-name="T8">cols = [u'SD1', u'SD2', u'SD3', u'SD4', u'SD5', u'P4', u'P5', u'P10', u'P11',</text:span></text:p>
      <text:p text:style-name="P1"><text:span text:style-name="T8"><text:s text:c="7"/>u'P13', u'P15', u'P18', u'P21', u'P30', u'P37', u'P45', u'P48', u'P49',</text:span></text:p>
      <text:p text:style-name="P1"><text:span text:style-name="T8"><text:s text:c="7"/>u'P54', u'P57', u'P60', u'P64', u'P69', u'P71', u'P72', u'P73', u'P74',</text:span></text:p>
      <text:p text:style-name="P1"><text:span text:style-name="T8"><text:s text:c="7"/>u'P76', u'P77', u'P78', u'P79', u'P80', u'P82', u'P83', u'P85', u'P90',</text:span></text:p>
      <text:p text:style-name="P1"><text:span text:style-name="T8"><text:s text:c="7"/>u'P91', u'P92', u'P93']</text:span></text:p>
      <text:p text:style-name="P3"/>
      <text:p text:style-name="P1"><text:span text:style-name="T4">El código para la selección de características puede encontrarse en models/features_selection.py.</text:span></text:p>
      <text:p text:style-name="P3"/>
      <text:p text:style-name="P1"><text:span text:style-name="T4">En ambos ensembles los resultados han sido similares, comportándose algo mejor RandomForest. Se puede consultar los resultados en la Tabla 1, adjunta abajo.</text:span></text:p>
      <text:p text:style-name="P3"/>
      <text:p text:style-name="P1"><text:span text:style-name="T4">El código de ambos ensembles puede encontrarse en models/et_ensemble.py y models/rf_ensemble.py. La parametrización ha sido escogido después de hacer diferentes pruebas hasta encontrar valores que daban buenos resultados.</text:span></text:p>
      <text:p text:style-name="P3"/>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7"><text:span text:style-name="T4">Modelo</text:span></text:p>
          </table:table-cell>
          <table:table-cell table:style-name="Table1.A1" office:value-type="string">
            <text:p text:style-name="P7"><text:span text:style-name="T4">Accuracy</text:span></text:p>
          </table:table-cell>
          <table:table-cell table:style-name="Table1.A1" office:value-type="string">
            <text:p text:style-name="P7"><text:span text:style-name="T4">Kappa</text:span></text:p>
          </table:table-cell>
        </table:table-row>
        <table:table-row table:style-name="Table1.1">
          <table:table-cell table:style-name="Table1.A2" office:value-type="string">
            <text:p text:style-name="P8"><text:span text:style-name="T4">ExtraTrees</text:span></text:p>
          </table:table-cell>
          <table:table-cell table:style-name="Table1.B2" office:value-type="string">
            <text:p text:style-name="P7"><text:span text:style-name="T4">48,61 %</text:span></text:p>
          </table:table-cell>
          <table:table-cell table:style-name="Table1.C2" office:value-type="string">
            <text:p text:style-name="P7"><text:span text:style-name="T4">43,5 %</text:span></text:p>
          </table:table-cell>
        </table:table-row>
        <table:table-row table:style-name="Table1.1">
          <table:table-cell table:style-name="Table1.A3" office:value-type="string">
            <text:p text:style-name="P8"><text:span text:style-name="T4">RandomForest</text:span></text:p>
          </table:table-cell>
          <table:table-cell table:style-name="Table1.B3" office:value-type="string">
            <text:p text:style-name="P7"><text:span text:style-name="T4">48,77 %</text:span></text:p>
          </table:table-cell>
          <table:table-cell table:style-name="Table1.C3" office:value-type="string">
            <text:p text:style-name="P7"><text:span text:style-name="T4">43,8 %</text:span></text:p>
          </table:table-cell>
        </table:table-row>
      </table:table>
      <text:p text:style-name="P5"><text:soft-page-break/><text:span text:style-name="T9">Tabla 1: Resultados ofrecidos por cada modelo</text:span></text:p>
      <text:p text:style-name="P3"/>
      <text:p text:style-name="P3"/>
      <text:p text:style-name="P1"><text:span text:style-name="T2">Legibilidad, estructura y reproducibilidad del código:</text:span></text:p>
      <text:p text:style-name="P1"/>
      <text:p text:style-name="P1">En el archivo .zip enviado podrán encontrar diferentes archivos y carpetas necesarias para la reproducción del código.</text:p>
      <text:p text:style-name="P1"/>
      <text:p text:style-name="P1">Recomendamos usar python en su versión 2.7. Concretamente nosotros hemos usado 2.7.12.</text:p>
      <text:p text:style-name="P1"/>
      <text:p text:style-name="P1">El resto de paquetes necesarios se encuentran en requirements.txt, y recomendamos instalarlos usando pip:</text:p>
      <text:p text:style-name="P1"/>
      <text:p text:style-name="P1"><text:span text:style-name="T12">$ pip install -r requirements.txt</text:span></text:p>
      <text:p text:style-name="P1"/>
      <text:p text:style-name="P1">En la carpeta principal encontrarán 4 carpetas:</text:p>
      <text:list xml:id="list5486836037590090665" text:style-name="WWNum2">
        <text:list-item>
          <text:p text:style-name="P14"><text:span text:style-name="T13">preprocessing:</text:span> Hay scripts necesarios para el procesamiento de los dataset que ofrece Cajamar.</text:p>
        </text:list-item>
        <text:list-item>
          <text:p text:style-name="P14"><text:span text:style-name="T13">edas:</text:span> Hay diferentes Análisis Exploratorios de Datos.</text:p>
        </text:list-item>
        <text:list-item>
          <text:p text:style-name="P14"><text:span text:style-name="T13">models:</text:span> Se encuentra la implementación de los modelos comentados en este mismo documento.</text:p>
        </text:list-item>
        <text:list-item>
          <text:p text:style-name="P14"><text:span text:style-name="T13">data:</text:span> Aquí deberían encontrarse los ficheros (train2.txt y test2.txt) que provee Cajamar para el reto. No los hemos adjuntado porque son descargables desde la web de Cajamar.</text:p>
        </text:list-item>
      </text:list>
      <text:p text:style-name="P1"/>
      <text:p text:style-name="P1"/>
      <text:p text:style-name="P1"><text:span text:style-name="T11">Notas para hipotética clasificación:</text:span></text:p>
      <text:p text:style-name="P1"/>
      <text:p text:style-name="P1">Posibles mejoras futuras en una hipotética fase final:</text:p>
      <text:p text:style-name="P1"/>
      <text:list xml:id="list3144095874769245318" text:style-name="WWNum3">
        <text:list-item>
          <text:p text:style-name="P15">Ejecutar en una máquina más potente. Todo lo recogido aquí se ha ejecutado en pocos minutos, en un portátil Macbook con las siguientes características:</text:p>
          <text:list>
            <text:list-item>
              <text:p text:style-name="P12">Procesador Intel Core i5 de doble núcleo a 1,6 GHz</text:p>
            </text:list-item>
            <text:list-item>
              <text:p text:style-name="P12"><text:soft-page-break/>Turbo Boost hasta 2,7 GHz</text:p>
            </text:list-item>
            <text:list-item>
              <text:p text:style-name="P12">Intel HD Graphics 6000</text:p>
            </text:list-item>
            <text:list-item>
              <text:p text:style-name="P12">8 GB de memoria</text:p>
            </text:list-item>
            <text:list-item>
              <text:p text:style-name="P12">128 GB de almacenamiento flash PCIe<text:span text:style-name="T15">1</text:span></text:p>
            </text:list-item>
          </text:list>
        </text:list-item>
      </text:list>
      <text:p text:style-name="P1"/>
      <text:list xml:id="list130721247835283" text:continue-numbering="true" text:style-name="WWNum3">
        <text:list-item>
          <text:p text:style-name="P15">Estudiar con más detalle las secuencias de compras que muestra los clientes, aunque esto se recoge en el preprocesado llevado a cabo, creemos que con Redes Neuronales Recurrentes (RNN, LSTM o GRU) podemos obtener resultados mejor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58" meta:word-count="710" meta:character-count="4771" meta:non-whitespace-character-count="4096"/>
    <meta:generator>LibreOfficeDev/5.1.0.3$Linux_X86_64 LibreOffice_project/</meta:generator>
  </office:meta>
</office:document-meta>
</file>